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font-size="12pt" fo:language="zxx" fo:country="none" fo:font-weight="normal" officeooo:rsid="0009af8b" officeooo:paragraph-rsid="001eb542" style:font-size-asian="12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line-height="115%"/>
      <style:text-properties fo:language="zxx" fo:country="none" officeooo:rsid="0009af8b" officeooo:paragraph-rsid="001eb542" style:language-asian="zxx" style:country-asian="none" style:language-complex="zxx" style:country-complex="none"/>
    </style:style>
    <style:style style:name="P3" style:family="paragraph" style:parent-style-name="Standard">
      <style:paragraph-properties fo:line-height="115%"/>
      <style:text-properties fo:language="zxx" fo:country="none" fo:font-weight="normal" officeooo:rsid="0009af8b" officeooo:paragraph-rsid="001eb542" style:language-asian="zxx" style:country-asian="none" style:font-weight-asian="normal" style:language-complex="zxx" style:country-complex="none" style:font-weight-complex="normal"/>
    </style:style>
    <style:style style:name="P4" style:family="paragraph" style:parent-style-name="Standard">
      <style:paragraph-properties fo:line-height="115%"/>
      <style:text-properties fo:language="zxx" fo:country="none" fo:font-weight="bold" officeooo:rsid="000e1426" officeooo:paragraph-rsid="001eb542" style:language-asian="zxx" style:country-asian="none" style:font-weight-asian="bold" style:language-complex="zxx" style:country-complex="none" style:font-weight-complex="bold"/>
    </style:style>
    <style:style style:name="P5" style:family="paragraph" style:parent-style-name="Standard">
      <style:paragraph-properties fo:line-height="115%"/>
      <style:text-properties fo:language="zxx" fo:country="none" fo:font-weight="bold" officeooo:rsid="0009af8b" officeooo:paragraph-rsid="001eb542" style:language-asian="zxx" style:country-asian="none" style:font-weight-asian="bold" style:language-complex="zxx" style:country-complex="none" style:font-weight-complex="bold"/>
    </style:style>
    <style:style style:name="P6" style:family="paragraph" style:parent-style-name="Standard">
      <style:paragraph-properties fo:line-height="115%"/>
      <style:text-properties fo:language="zxx" fo:country="none" fo:font-weight="bold" officeooo:rsid="0024c95c" officeooo:paragraph-rsid="001eb542" style:language-asian="zxx" style:country-asian="none" style:font-weight-asian="bold" style:language-complex="zxx" style:country-complex="none" style:font-weight-complex="bold"/>
    </style:style>
    <style:style style:name="P7" style:family="paragraph" style:parent-style-name="Standard">
      <style:paragraph-properties fo:line-height="115%"/>
      <style:text-properties fo:language="zxx" fo:country="none" fo:font-weight="bold" officeooo:rsid="0036c9b4" officeooo:paragraph-rsid="001eb542" style:language-asian="zxx" style:country-asian="none" style:font-weight-asian="bold" style:language-complex="zxx" style:country-complex="none" style:font-weight-complex="bold"/>
    </style:style>
    <style:style style:name="P8" style:family="paragraph" style:parent-style-name="Standard">
      <style:paragraph-properties fo:line-height="115%"/>
      <style:text-properties fo:font-size="14pt" fo:language="zxx" fo:country="none" fo:font-weight="bold" officeooo:rsid="0009af8b" officeooo:paragraph-rsid="001eb542"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09af8b" officeooo:paragraph-rsid="001eb542" style:language-asian="zxx" style:country-asian="none" style:font-weight-asian="normal" style:language-complex="zxx" style:country-complex="none" style:font-weight-complex="normal"/>
    </style:style>
    <style:style style:name="P10"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30acde" officeooo:paragraph-rsid="001eb542" style:language-asian="zxx" style:country-asian="none" style:font-weight-asian="normal" style:language-complex="zxx" style:country-complex="none" style:font-weight-complex="normal"/>
    </style:style>
    <style:style style:name="P11" style:family="paragraph" style:parent-style-name="Standard">
      <style:paragraph-properties fo:line-height="115%"/>
      <style:text-properties fo:font-variant="normal" fo:text-transform="none" fo:color="#000000" loext:opacity="100%" fo:letter-spacing="normal" fo:language="zxx" fo:country="none" fo:font-weight="normal" officeooo:rsid="0036c9b4" officeooo:paragraph-rsid="001eb542" style:language-asian="zxx" style:country-asian="none" style:font-weight-asian="normal" style:language-complex="zxx" style:country-complex="none" style:font-weight-complex="normal"/>
    </style:style>
    <style:style style:name="P12"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36c9b4" officeooo:paragraph-rsid="001eb542" style:language-asian="zxx" style:country-asian="none" style:font-weight-asian="normal" style:language-complex="zxx" style:country-complex="none" style:font-weight-complex="normal"/>
    </style:style>
    <style:style style:name="P13"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848dd" officeooo:paragraph-rsid="001eb542" style:language-asian="zxx" style:country-asian="none" style:font-weight-asian="normal" style:language-complex="zxx" style:country-complex="none" style:font-weight-complex="normal"/>
    </style:style>
    <style:style style:name="P14"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bbeab" officeooo:paragraph-rsid="001eb542" style:language-asian="zxx" style:country-asian="none" style:font-weight-asian="normal" style:language-complex="zxx" style:country-complex="none" style:font-weight-complex="normal"/>
    </style:style>
    <style:style style:name="P15" style:family="paragraph" style:parent-style-name="Standard">
      <style:paragraph-properties fo:line-height="115%"/>
      <style:text-properties fo:font-variant="normal" fo:text-transform="none" fo:color="#000000" loext:opacity="100%" fo:font-size="14pt" fo:letter-spacing="normal" fo:language="zxx" fo:country="none" fo:font-style="normal" fo:font-weight="bold" officeooo:rsid="003048e0" officeooo:paragraph-rsid="001eb542" style:font-size-asian="14pt" style:language-asian="zxx" style:country-asian="none" style:font-weight-asian="bold" style:font-size-complex="14pt" style:language-complex="zxx" style:country-complex="none" style:font-weight-complex="bold"/>
    </style:style>
    <style:style style:name="P16" style:family="paragraph" style:parent-style-name="Standard">
      <style:paragraph-properties fo:line-height="115%"/>
      <style:text-properties fo:font-size="12pt" fo:language="zxx" fo:country="none" fo:font-weight="normal" officeooo:paragraph-rsid="001eb542" style:language-asian="zxx" style:country-asian="none" style:font-weight-asian="normal" style:language-complex="zxx" style:country-complex="none" style:font-weight-complex="normal"/>
    </style:style>
    <style:style style:name="P17" style:family="paragraph" style:parent-style-name="Standard">
      <style:paragraph-properties fo:line-height="115%"/>
      <style:text-properties fo:font-size="12pt" fo:language="zxx" fo:country="none" fo:font-weight="normal" officeooo:paragraph-rsid="002ae275" style:language-asian="zxx" style:country-asian="none" style:font-weight-asian="normal" style:language-complex="zxx" style:country-complex="none" style:font-weight-complex="normal"/>
    </style:style>
    <style:style style:name="P18" style:family="paragraph" style:parent-style-name="Standard">
      <style:paragraph-properties fo:line-height="115%"/>
      <style:text-properties fo:font-size="12pt" fo:language="zxx" fo:country="none" fo:font-weight="normal" officeooo:rsid="001fb0ba" officeooo:paragraph-rsid="001fb0ba" style:language-asian="zxx" style:country-asian="none" style:font-weight-asian="normal" style:language-complex="zxx" style:country-complex="none" style:font-weight-complex="normal"/>
    </style:style>
    <style:style style:name="P19" style:family="paragraph" style:parent-style-name="Standard">
      <style:paragraph-properties fo:line-height="115%"/>
      <style:text-properties fo:font-size="12pt" fo:language="zxx" fo:country="none" fo:font-weight="normal" officeooo:rsid="0029778f" officeooo:paragraph-rsid="0029778f" style:language-asian="zxx" style:country-asian="none" style:font-weight-asian="normal" style:language-complex="zxx" style:country-complex="none" style:font-weight-complex="normal"/>
    </style:style>
    <style:style style:name="P20" style:family="paragraph" style:parent-style-name="Standard">
      <style:paragraph-properties fo:line-height="115%"/>
      <style:text-properties fo:font-size="12pt" fo:language="zxx" fo:country="none" fo:font-weight="normal" officeooo:rsid="002c9e3c" officeooo:paragraph-rsid="002c9e3c" style:language-asian="zxx" style:country-asian="none" style:font-weight-asian="normal" style:language-complex="zxx" style:country-complex="none" style:font-weight-complex="normal"/>
    </style:style>
    <style:style style:name="P21" style:family="paragraph" style:parent-style-name="Standard">
      <style:paragraph-properties fo:line-height="115%"/>
      <style:text-properties fo:font-size="12pt" fo:language="zxx" fo:country="none" fo:font-weight="normal" officeooo:rsid="002e1962" officeooo:paragraph-rsid="002e1962" style:language-asian="zxx" style:country-asian="none" style:font-weight-asian="normal" style:language-complex="zxx" style:country-complex="none" style:font-weight-complex="normal"/>
    </style:style>
    <style:style style:name="P22" style:family="paragraph" style:parent-style-name="Standard">
      <style:paragraph-properties fo:line-height="115%"/>
      <style:text-properties fo:font-size="12pt" fo:language="zxx" fo:country="none" fo:font-weight="normal" officeooo:rsid="002ff6fe" officeooo:paragraph-rsid="002ff6fe" style:language-asian="zxx" style:country-asian="none" style:font-weight-asian="normal" style:language-complex="zxx" style:country-complex="none" style:font-weight-complex="normal"/>
    </style:style>
    <style:style style:name="P23" style:family="paragraph" style:parent-style-name="Standard">
      <style:paragraph-properties fo:line-height="115%"/>
      <style:text-properties fo:font-size="12pt" fo:language="zxx" fo:country="none" fo:font-weight="bold" officeooo:paragraph-rsid="001eb542" style:language-asian="zxx" style:country-asian="none" style:font-weight-asian="bold" style:language-complex="zxx" style:country-complex="none" style:font-weight-complex="bold"/>
    </style:style>
    <style:style style:name="P24" style:family="paragraph" style:parent-style-name="Standard">
      <style:paragraph-properties fo:line-height="115%"/>
      <style:text-properties fo:font-size="12pt" fo:language="zxx" fo:country="none" fo:font-weight="bold" officeooo:paragraph-rsid="002ae275" style:language-asian="zxx" style:country-asian="none" style:font-weight-asian="bold" style:language-complex="zxx" style:country-complex="none" style:font-weight-complex="bold"/>
    </style:style>
    <style:style style:name="P25" style:family="paragraph" style:parent-style-name="Standard">
      <style:paragraph-properties fo:line-height="115%"/>
      <style:text-properties fo:font-size="14pt" fo:language="zxx" fo:country="none" fo:font-weight="bold" officeooo:rsid="003c15b6" officeooo:paragraph-rsid="001eb542" style:language-asian="zxx" style:country-asian="none" style:font-weight-asian="bold" style:language-complex="zxx" style:country-complex="none" style:font-weight-complex="bold"/>
    </style:style>
    <style:style style:name="P26" style:family="paragraph" style:parent-style-name="Standard">
      <style:paragraph-properties fo:line-height="115%"/>
      <style:text-properties fo:font-size="14pt" fo:language="zxx" fo:country="none" fo:font-weight="bold" officeooo:paragraph-rsid="001eb542" style:language-asian="zxx" style:country-asian="none" style:font-weight-asian="bold" style:language-complex="zxx" style:country-complex="none" style:font-weight-complex="bold"/>
    </style:style>
    <style:style style:name="P27" style:family="paragraph" style:parent-style-name="Standard">
      <style:paragraph-properties fo:line-height="115%"/>
      <style:text-properties fo:font-size="14pt" fo:language="zxx" fo:country="none" fo:font-weight="bold" officeooo:paragraph-rsid="002ae275" style:language-asian="zxx" style:country-asian="none" style:font-weight-asian="bold" style:language-complex="zxx" style:country-complex="none" style:font-weight-complex="bold"/>
    </style:style>
    <style:style style:name="P28" style:family="paragraph" style:parent-style-name="Standard">
      <style:paragraph-properties fo:line-height="115%"/>
      <style:text-properties fo:font-size="14pt" fo:language="zxx" fo:country="none" fo:font-weight="bold" officeooo:rsid="001fb0ba" officeooo:paragraph-rsid="001fb0ba" style:language-asian="zxx" style:country-asian="none" style:font-weight-asian="bold" style:language-complex="zxx" style:country-complex="none" style:font-weight-complex="bold"/>
    </style:style>
    <style:style style:name="P29" style:family="paragraph" style:parent-style-name="Standard">
      <style:paragraph-properties fo:line-height="115%"/>
      <style:text-properties fo:font-size="14pt" fo:language="zxx" fo:country="none" fo:font-weight="bold" officeooo:rsid="0029778f" officeooo:paragraph-rsid="0029778f" style:language-asian="zxx" style:country-asian="none" style:font-weight-asian="bold" style:language-complex="zxx" style:country-complex="none" style:font-weight-complex="bold"/>
    </style:style>
    <style:style style:name="P30" style:family="paragraph" style:parent-style-name="Standard">
      <style:paragraph-properties fo:line-height="115%"/>
      <style:text-properties fo:font-size="14pt" fo:language="zxx" fo:country="none" fo:font-weight="normal" officeooo:paragraph-rsid="002ae275" style:language-asian="zxx" style:country-asian="none" style:font-weight-asian="normal" style:language-complex="zxx" style:country-complex="none" style:font-weight-complex="normal"/>
    </style:style>
    <style:style style:name="P31" style:family="paragraph" style:parent-style-name="Standard">
      <style:paragraph-properties fo:line-height="115%"/>
      <style:text-properties fo:language="zxx" fo:country="none" officeooo:paragraph-rsid="001eb542" style:language-asian="zxx" style:country-asian="none" style:language-complex="zxx" style:country-complex="none"/>
    </style:style>
    <style:style style:name="P32" style:family="paragraph" style:parent-style-name="Standard">
      <style:paragraph-properties fo:line-height="115%"/>
      <style:text-properties fo:language="zxx" fo:country="none" officeooo:rsid="003c15b6" officeooo:paragraph-rsid="001eb542" style:language-asian="zxx" style:country-asian="none" style:language-complex="zxx" style:country-complex="none"/>
    </style:style>
    <style:style style:name="P33" style:family="paragraph" style:parent-style-name="Standard">
      <style:paragraph-properties fo:line-height="115%"/>
      <style:text-properties fo:language="zxx" fo:country="none" officeooo:rsid="00441a8f" officeooo:paragraph-rsid="001eb542" style:language-asian="zxx" style:country-asian="none" style:language-complex="zxx" style:country-complex="none"/>
    </style:style>
    <style:style style:name="P34" style:family="paragraph" style:parent-style-name="Standard">
      <style:paragraph-properties fo:line-height="115%"/>
      <style:text-properties fo:language="zxx" fo:country="none" officeooo:rsid="0044d14d" officeooo:paragraph-rsid="001eb542" style:language-asian="zxx" style:country-asian="none" style:language-complex="zxx" style:country-complex="none"/>
    </style:style>
    <style:style style:name="P35" style:family="paragraph" style:parent-style-name="Standard">
      <style:paragraph-properties fo:line-height="115%"/>
      <style:text-properties fo:language="zxx" fo:country="none" officeooo:rsid="004848dd" officeooo:paragraph-rsid="001eb542" style:language-asian="zxx" style:country-asian="none" style:language-complex="zxx" style:country-complex="none"/>
    </style:style>
    <style:style style:name="P36" style:family="paragraph" style:parent-style-name="Standard">
      <style:paragraph-properties fo:line-height="115%"/>
      <style:text-properties fo:language="zxx" fo:country="none" fo:font-weight="bold" officeooo:rsid="003c15b6" officeooo:paragraph-rsid="001eb542" style:language-asian="zxx" style:country-asian="none" style:font-weight-asian="bold" style:language-complex="zxx" style:country-complex="none" style:font-weight-complex="bold"/>
    </style:style>
    <style:style style:name="P37" style:family="paragraph" style:parent-style-name="Standard">
      <style:paragraph-properties fo:line-height="115%"/>
      <style:text-properties fo:language="zxx" fo:country="none" fo:font-weight="bold" officeooo:rsid="0044d14d" officeooo:paragraph-rsid="001eb542" style:language-asian="zxx" style:country-asian="none" style:font-weight-asian="bold" style:language-complex="zxx" style:country-complex="none" style:font-weight-complex="bold"/>
    </style:style>
    <style:style style:name="T1" style:family="text">
      <style:text-properties officeooo:rsid="005ec712"/>
    </style:style>
    <style:style style:name="T2" style:family="text">
      <style:text-properties officeooo:rsid="0013181e"/>
    </style:style>
    <style:style style:name="T3" style:family="text">
      <style:text-properties officeooo:rsid="00180ab9"/>
    </style:style>
    <style:style style:name="T4" style:family="text">
      <style:text-properties officeooo:rsid="001f235b"/>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000000" loext:opacity="100%" fo:letter-spacing="normal" fo:font-style="normal"/>
    </style:style>
    <style:style style:name="T7" style:family="text">
      <style:text-properties fo:font-variant="normal" fo:text-transform="none" fo:color="#000000" loext:opacity="100%" fo:letter-spacing="normal" fo:font-style="normal" officeooo:rsid="002cff5b"/>
    </style:style>
    <style:style style:name="T8" style:family="text">
      <style:text-properties fo:font-variant="normal" fo:text-transform="none" fo:color="#000000" loext:opacity="100%" fo:letter-spacing="normal" fo:font-style="normal" officeooo:rsid="003048e0"/>
    </style:style>
    <style:style style:name="T9" style:family="text">
      <style:text-properties fo:font-variant="normal" fo:text-transform="none" fo:color="#000000" loext:opacity="100%" fo:letter-spacing="normal" fo:font-style="normal" officeooo:rsid="0030acde"/>
    </style:style>
    <style:style style:name="T10" style:family="text">
      <style:text-properties fo:font-variant="normal" fo:text-transform="none" fo:color="#000000" loext:opacity="100%" fo:letter-spacing="normal" fo:font-style="normal" officeooo:rsid="0032f5b9"/>
    </style:style>
    <style:style style:name="T11" style:family="text">
      <style:text-properties fo:font-variant="normal" fo:text-transform="none" fo:color="#000000" loext:opacity="100%" fo:letter-spacing="normal" fo:font-style="normal" officeooo:rsid="0034eda6"/>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0000" loext:opacity="100%" fo:letter-spacing="normal" fo:language="zxx" fo:country="none" fo:font-weight="normal" officeooo:rsid="0036c9b4" style:language-asian="zxx" style:country-asian="none" style:font-weight-asian="normal" style:language-complex="zxx" style:country-complex="none" style:font-weight-complex="normal"/>
    </style:style>
    <style:style style:name="T14" style:family="text">
      <style:text-properties fo:font-variant="normal" fo:text-transform="none" fo:color="#000000" loext:opacity="100%" fo:letter-spacing="normal" fo:language="zxx" fo:country="none" style:text-underline-style="none" fo:font-weight="normal" style:language-asian="zxx" style:country-asian="none" style:font-weight-asian="normal" style:language-complex="zxx" style:country-complex="none" style:font-weight-complex="normal"/>
    </style:style>
    <style:style style:name="T15" style:family="text">
      <style:text-properties fo:font-variant="normal" fo:text-transform="none" fo:color="#000000" loext:opacity="100%" fo:letter-spacing="normal" fo:language="zxx" fo:country="none" style:text-underline-style="none" fo:font-weight="normal" officeooo:rsid="0036c9b4" style:language-asian="zxx" style:country-asian="none" style:font-weight-asian="normal" style:language-complex="zxx" style:country-complex="none" style:font-weight-complex="normal"/>
    </style:style>
    <style:style style:name="T16" style:family="text">
      <style:text-properties fo:font-variant="normal" fo:text-transform="none" fo:color="#000000" loext:opacity="100%" fo:letter-spacing="normal" fo:language="zxx" fo:country="none" style:text-underline-style="none" fo:font-weight="normal" officeooo:rsid="005299fb" style:language-asian="zxx" style:country-asian="none" style:font-weight-asian="normal" style:language-complex="zxx" style:country-complex="none" style:font-weight-complex="normal"/>
    </style:style>
    <style:style style:name="T17" style:family="text">
      <style:text-properties fo:font-variant="normal" fo:text-transform="none" fo:color="#000000" loext:opacity="100%" fo:letter-spacing="normal" fo:language="zxx" fo:country="none" style:text-underline-style="none" fo:font-weight="normal" officeooo:rsid="00535a8f" style:language-asian="zxx" style:country-asian="none" style:font-weight-asian="normal" style:language-complex="zxx" style:country-complex="none" style:font-weight-complex="normal"/>
    </style:style>
    <style:style style:name="T18" style:family="text">
      <style:text-properties fo:font-variant="normal" fo:text-transform="none" fo:color="#000000" loext:opacity="100%" fo:letter-spacing="normal" fo:language="zxx" fo:country="none" style:text-underline-style="none" fo:font-weight="normal" officeooo:rsid="00550bb5" style:language-asian="zxx" style:country-asian="none" style:font-weight-asian="normal" style:language-complex="zxx" style:country-complex="none" style:font-weight-complex="normal"/>
    </style:style>
    <style:style style:name="T19" style:family="text">
      <style:text-properties fo:font-variant="normal" fo:text-transform="none" fo:color="#000000" loext:opacity="100%" fo:letter-spacing="normal" fo:language="zxx" fo:country="none" style:text-underline-style="none" fo:font-weight="normal" officeooo:rsid="0047bd66" style:language-asian="zxx" style:country-asian="none" style:font-weight-asian="normal" style:language-complex="zxx" style:country-complex="none" style:font-weight-complex="normal"/>
    </style:style>
    <style:style style:name="T20" style:family="text">
      <style:text-properties fo:font-variant="normal" fo:text-transform="none" fo:color="#000000" loext:opacity="100%" fo:letter-spacing="normal" fo:language="zxx" fo:country="none" style:text-underline-style="none" fo:font-weight="normal" officeooo:rsid="004b08b8" style:language-asian="zxx" style:country-asian="none" style:font-weight-asian="normal" style:language-complex="zxx" style:country-complex="none" style:font-weight-complex="normal"/>
    </style:style>
    <style:style style:name="T21" style:family="text">
      <style:text-properties fo:font-variant="normal" fo:text-transform="none" fo:color="#000000" loext:opacity="100%" fo:letter-spacing="normal" fo:language="zxx" fo:country="none" style:text-underline-style="none" fo:font-weight="normal" officeooo:rsid="004bbeab" style:language-asian="zxx" style:country-asian="none" style:font-weight-asian="normal" style:language-complex="zxx" style:country-complex="none" style:font-weight-complex="normal"/>
    </style:style>
    <style:style style:name="T22" style:family="text">
      <style:text-properties fo:font-variant="normal" fo:text-transform="none" fo:color="#000000" loext:opacity="100%" fo:letter-spacing="normal" fo:language="zxx" fo:country="none" style:text-underline-style="none" fo:font-weight="normal" officeooo:rsid="0050edfe" style:language-asian="zxx" style:country-asian="none" style:font-weight-asian="normal" style:language-complex="zxx" style:country-complex="none" style:font-weight-complex="normal"/>
    </style:style>
    <style:style style:name="T23" style:family="text">
      <style:text-properties fo:font-variant="normal" fo:text-transform="none" fo:color="#000000" loext:opacity="100%" fo:letter-spacing="normal" fo:language="zxx" fo:country="none" style:text-underline-style="none" style:language-asian="zxx" style:country-asian="none" style:language-complex="zxx" style:country-complex="none"/>
    </style:style>
    <style:style style:name="T24" style:family="text">
      <style:text-properties fo:font-variant="normal" fo:text-transform="none" fo:color="#000000" loext:opacity="100%" fo:letter-spacing="normal" fo:language="zxx" fo:country="none" style:text-underline-style="none" officeooo:rsid="0036c9b4" style:language-asian="zxx" style:country-asian="none" style:language-complex="zxx" style:country-complex="none"/>
    </style:style>
    <style:style style:name="T25" style:family="text">
      <style:text-properties fo:font-variant="normal" fo:text-transform="none" fo:color="#000000" loext:opacity="100%" fo:letter-spacing="normal" fo:font-weight="normal" officeooo:rsid="0036c9b4" style:font-weight-asian="normal" style:font-weight-complex="normal"/>
    </style:style>
    <style:style style:name="T26" style:family="text">
      <style:text-properties fo:font-variant="normal" fo:text-transform="none" fo:color="#000000" loext:opacity="100%" fo:letter-spacing="normal" style:text-underline-style="none"/>
    </style:style>
    <style:style style:name="T27" style:family="text">
      <style:text-properties fo:font-variant="normal" fo:text-transform="none" fo:color="#000000" loext:opacity="100%" fo:letter-spacing="normal" style:text-underline-style="none" fo:font-weight="normal" style:font-weight-asian="normal" style:font-weight-complex="normal"/>
    </style:style>
    <style:style style:name="T28" style:family="text">
      <style:text-properties fo:font-variant="normal" fo:text-transform="none" fo:color="#000000" loext:opacity="100%" fo:letter-spacing="normal" style:text-underline-style="none" fo:font-weight="normal" officeooo:rsid="0036c9b4" style:font-weight-asian="normal" style:font-weight-complex="normal"/>
    </style:style>
    <style:style style:name="T29" style:family="text">
      <style:text-properties fo:font-variant="normal" fo:text-transform="none" fo:color="#000000" loext:opacity="100%" fo:letter-spacing="normal" style:text-underline-style="none" fo:font-weight="normal" officeooo:rsid="005299fb" style:font-weight-asian="normal" style:font-weight-complex="normal"/>
    </style:style>
    <style:style style:name="T30" style:family="text">
      <style:text-properties fo:font-variant="normal" fo:text-transform="none" fo:color="#000000" loext:opacity="100%" fo:letter-spacing="normal" style:text-underline-style="none" fo:font-weight="normal" officeooo:rsid="00535a8f" style:font-weight-asian="normal" style:font-weight-complex="normal"/>
    </style:style>
    <style:style style:name="T31" style:family="text">
      <style:text-properties fo:font-variant="normal" fo:text-transform="none" fo:color="#000000" loext:opacity="100%" fo:letter-spacing="normal" style:text-underline-style="none" fo:font-weight="normal" officeooo:rsid="00550bb5" style:font-weight-asian="normal" style:font-weight-complex="normal"/>
    </style:style>
    <style:style style:name="T32" style:family="text">
      <style:text-properties fo:font-variant="normal" fo:text-transform="none" fo:color="#000000" loext:opacity="100%" fo:letter-spacing="normal" style:text-underline-style="none" fo:font-weight="normal" officeooo:rsid="0047bd66" style:font-weight-asian="normal" style:font-weight-complex="normal"/>
    </style:style>
    <style:style style:name="T33" style:family="text">
      <style:text-properties fo:font-variant="normal" fo:text-transform="none" fo:color="#000000" loext:opacity="100%" fo:letter-spacing="normal" style:text-underline-style="none" fo:font-weight="normal" officeooo:rsid="004b08b8" style:font-weight-asian="normal" style:font-weight-complex="normal"/>
    </style:style>
    <style:style style:name="T34" style:family="text">
      <style:text-properties fo:font-variant="normal" fo:text-transform="none" fo:color="#000000" loext:opacity="100%" fo:letter-spacing="normal" style:text-underline-style="none" fo:font-weight="normal" officeooo:rsid="004bbeab" style:font-weight-asian="normal" style:font-weight-complex="normal"/>
    </style:style>
    <style:style style:name="T35" style:family="text">
      <style:text-properties fo:font-variant="normal" fo:text-transform="none" fo:color="#000000" loext:opacity="100%" fo:letter-spacing="normal" style:text-underline-style="none" fo:font-weight="normal" officeooo:rsid="0050edfe" style:font-weight-asian="normal" style:font-weight-complex="normal"/>
    </style:style>
    <style:style style:name="T36" style:family="text">
      <style:text-properties fo:font-variant="normal" fo:text-transform="none" fo:color="#000000" loext:opacity="100%" fo:letter-spacing="normal" style:text-underline-style="none" officeooo:rsid="0036c9b4"/>
    </style:style>
    <style:style style:name="T37" style:family="text">
      <style:text-properties officeooo:rsid="0036c9b4"/>
    </style:style>
    <style:style style:name="T38" style:family="text">
      <style:text-properties fo:language="zxx" fo:country="none" fo:font-weight="bold" officeooo:rsid="0038a2e9" style:language-asian="zxx" style:country-asian="none" style:font-weight-asian="bold" style:language-complex="zxx" style:country-complex="none" style:font-weight-complex="bold"/>
    </style:style>
    <style:style style:name="T39" style:family="text">
      <style:text-properties fo:language="zxx" fo:country="none" fo:font-weight="bold" officeooo:rsid="0009af8b" style:language-asian="zxx" style:country-asian="none" style:font-weight-asian="bold" style:language-complex="zxx" style:country-complex="none" style:font-weight-complex="bold"/>
    </style:style>
    <style:style style:name="T40" style:family="text">
      <style:text-properties fo:language="zxx" fo:country="none" fo:font-weight="normal" officeooo:rsid="0009af8b" style:language-asian="zxx" style:country-asian="none" style:font-weight-asian="normal" style:language-complex="zxx" style:country-complex="none" style:font-weight-complex="normal"/>
    </style:style>
    <style:style style:name="T41" style:family="text">
      <style:text-properties officeooo:rsid="005ac414"/>
    </style:style>
    <style:style style:name="T42" style:family="text">
      <style:text-properties officeooo:rsid="005ad1cc"/>
    </style:style>
    <style:style style:name="T43" style:family="text">
      <style:text-properties officeooo:rsid="005c35f8"/>
    </style:style>
    <style:style style:name="T44" style:family="text">
      <style:text-properties officeooo:rsid="0028181c"/>
    </style:style>
    <style:style style:name="T45" style:family="text">
      <style:text-properties officeooo:rsid="002887eb"/>
    </style:style>
    <style:style style:name="T46" style:family="text">
      <style:text-properties officeooo:rsid="006b8d19"/>
    </style:style>
    <style:style style:name="T47" style:family="text">
      <style:text-properties officeooo:rsid="006db5a8"/>
    </style:style>
    <style:style style:name="T48" style:family="text">
      <style:text-properties fo:font-weight="bold" style:font-weight-asian="bold" style:font-weight-complex="bold"/>
    </style:style>
    <style:style style:name="T49" style:family="text">
      <style:text-properties fo:font-weight="bold" officeooo:rsid="0038a2e9" style:font-weight-asian="bold" style:font-weight-complex="bold"/>
    </style:style>
    <style:style style:name="T50" style:family="text">
      <style:text-properties fo:font-weight="bold" officeooo:rsid="0009af8b" style:font-weight-asian="bold" style:font-weight-complex="bold"/>
    </style:style>
    <style:style style:name="T51" style:family="text">
      <style:text-properties officeooo:rsid="0069c5c7"/>
    </style:style>
    <style:style style:name="T52" style:family="text">
      <style:text-properties officeooo:rsid="002c9e3c"/>
    </style:style>
    <style:style style:name="T53" style:family="text">
      <style:text-properties fo:font-weight="normal" officeooo:rsid="0009af8b" style:font-weight-asian="normal" style:font-weight-complex="normal"/>
    </style:style>
    <style:style style:name="T54" style:family="text">
      <style:text-properties officeooo:rsid="003203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Βιβλιοθήκες που χρησιμοποιήθηκαν για το python script:</text:p>
      <text:p text:style-name="P2"/>
      <text:p text:style-name="P8">json — JSON encoder and decoder:</text:p>
      <text:p text:style-name="P3"/>
      <text:p text:style-name="P3"><text:tab/>Η βιβλιοθήκη json της Python παρέχει εργαλεία για την κωδικοποίηση (serialization) και αποκωδικοποίηση (deserialization) δεδομένων σε μορφή JSON (JavaScript Object Notation). Η βιβλιοθήκη json επιτρέπει τη μετατροπή μεταξύ αντικειμένων της Python και συμβολοσειρών JSON.</text:p>
      <text:p text:style-name="P3"/>
      <text:p text:style-name="P4">Βασικές συναρτήσεις:</text:p>
      <text:p text:style-name="P3"/>
      <text:p text:style-name="P3">json.dumps(obj): Επιστρέφει μια συμβολοσειρά JSON που αναπαριστά το αντικείμενο obj της Python.</text:p>
      <text:p text:style-name="P3"/>
      <text:p text:style-name="P5">json.dump(obj, file): Γράφει την αναπαράσταση JSON του obj σε ένα αρχείο.</text:p>
      <text:p text:style-name="P3"/>
      <text:p text:style-name="P3">json.loads(s): Μετατρέπει τη συμβολοσειρά JSON s σε αντικείμενο της Python.</text:p>
      <text:p text:style-name="P3"/>
      <text:p text:style-name="P5">json.load(file): Διαβάζει JSON δεδομένα από ένα αρχείο και τα μετατρέπει σε αντικείμενο της Python.</text:p>
      <text:p text:style-name="P5"/>
      <text:p text:style-name="P5"/>
      <text:p text:style-name="P5"/>
      <text:p text:style-name="P8">matplotlib.pyplot – <text:span text:style-name="T2">state based interface to matplotlib</text:span></text:p>
      <text:p text:style-name="P5"/>
      <text:p text:style-name="P3"><text:tab/>Επιτρέπει τη δημιουργία γραφικών με απλές εντολές. Υποστηρίζει διάφορους τύπους γραφημάτων, όπως γραμμικά, ραβδογράμματα, διαγράμματα διασποράς, ιστογράμματα και πολλά άλλα. Παρέχει δυνατότητες για προσαρμογή του στυλ, των χρωμάτων, των ετικετών και άλλων στοιχείων του γραφήματος.</text:p>
      <text:p text:style-name="P3"/>
      <text:p text:style-name="P4">Βασικές συναρτήσεις:</text:p>
      <text:p text:style-name="P3"/>
      <text:p text:style-name="P5">plot(): Δημιουργεί γραμμικά γραφήματα.</text:p>
      <text:p text:style-name="P5"/>
      <text:p text:style-name="P3">scatter(): Δημιουργεί διαγράμματα διασποράς.</text:p>
      <text:p text:style-name="P3"/>
      <text:p text:style-name="P3">bar() / barh(): Δημιουργούν κατακόρυφα ή οριζόντια ραβδογράμματα.</text:p>
      <text:p text:style-name="P3"/>
      <text:p text:style-name="P3">hist(): Δημιουργεί ιστογράμματα.</text:p>
      <text:p text:style-name="P3"/>
      <text:p text:style-name="P3">imshow(): Εμφανίζει εικόνες.</text:p>
      <text:p text:style-name="P3"/>
      <text:p text:style-name="P3">contour() / contourf(): Δημιουργούν γραμμές ισοϋψών.</text:p>
      <text:p text:style-name="P5"/>
      <text:p text:style-name="P5">subplot() / subplots(): Δημιουργούν πολλαπλά υπο-γραφήματα σε ένα σχήμα.</text:p>
      <text:p text:style-name="P5"><text:soft-page-break/></text:p>
      <text:p text:style-name="P5">xlabel() / ylabel() / title(): Προσθέτουν ετικέτες και τίτλους.</text:p>
      <text:p text:style-name="P3"/>
      <text:p text:style-name="P3">legend(): Προσθέτει υπόμνημα.</text:p>
      <text:p text:style-name="P5"/>
      <text:p text:style-name="P5">savefig(): Αποθηκεύει το γράφημα σε αρχείο.</text:p>
      <text:p text:style-name="P5"/>
      <text:p text:style-name="P5">show(): Εμφανίζει το γράφημα.</text:p>
      <text:p text:style-name="P5"/>
      <text:p text:style-name="P5"/>
      <text:p text:style-name="P5"/>
      <text:p text:style-name="P8">from collections import Counter</text:p>
      <text:p text:style-name="P8"/>
      <text:p text:style-name="P1">Η κλάση Counter από το module collections της Python είναι ένα <text:span text:style-name="T3">εργαλείο για την καταμέτρηση στοιχείων σε επαναλήψιμα αντικείμενα (iterables).</text:span></text:p>
      <text:p text:style-name="P1"/>
      <text:p text:style-name="P1">from collections import Counter</text:p>
      <text:p text:style-name="P1"/>
      <text:p text:style-name="P1">c = Counter(['a', 'b', 'a', 'c', 'b', 'a'])</text:p>
      <text:p text:style-name="P1">print(c) <text:s/># Εμφανίζει: Counter({'a': 3, 'b': 2, 'c': 1})</text:p>
      <text:p text:style-name="P3">c = Counter({'a': 3, 'b': 2, 'c': 1})</text:p>
      <text:p text:style-name="P3">c = Counter(a=3, b=2, c=1)</text:p>
      <text:p text:style-name="P3"/>
      <text:p text:style-name="P3"><text:span text:style-name="T4"><text:tab/>Τ</text:span>ο αποτέλεσμα είναι ένα αντικείμενο Counter που αποθηκεύει τα στοιχεία ως κλειδιά και τις αντίστοιχες μετρήσεις τους ως τιμές. Η πρόσβαση σε ένα στοιχείο που δεν υπάρχει επιστρέφει 0 αντί για KeyError:​</text:p>
      <text:p text:style-name="P3"/>
      <text:p text:style-name="P6">Βασικές συναρτήσεις:</text:p>
      <text:p text:style-name="P3"/>
      <text:p text:style-name="P3">c.update(['a', 'd'])</text:p>
      <text:p text:style-name="P3">print(c) <text:s/># Ενημερωμένο Counter</text:p>
      <text:p text:style-name="P3"/>
      <text:p text:style-name="P3">c.subtract(['a', 'b'])</text:p>
      <text:p text:style-name="P3">print(c) <text:s/># Counter μετά την αφαίρεση</text:p>
      <text:p text:style-name="P3"/>
      <text:p text:style-name="P3">elements(): Επιστρέφει έναν επαναλήψιμο αντικείμενο με όλα τα στοιχεία, σύμφωνα με τη μέτρησή τους. <text:s/><text:span text:style-name="T6">list(c.elements())</text:span></text:p>
      <text:p text:style-name="P3"/>
      <text:p text:style-name="P9">most_common([n]): Επιστρέφει λίστα με τα n πιο κοινά στοιχεία και τις μετρήσεις τους. c.most_common(2).</text:p>
      <text:p text:style-name="P3"/>
      <text:p text:style-name="P9">total(): Επιστρέφει το άθροισμα όλων των μετρήσεων. c.total() </text:p>
      <text:p text:style-name="P3"/>
      <text:p text:style-name="P3"><text:span text:style-name="T6">Τα αντικείμενα Counter υποστηρίζουν αριθμητικές πράξεις όπως πρόσθεση, αφαίρεση, τομή και ένωση:​ <text:s/>print(c1 + c2) <text:s/></text:span><text:span text:style-name="T7">p</text:span><text:span text:style-name="T6">rint(c1 - c2) <text:s/>print(c1 &amp; c2) <text:s/>print(c1 | c2</text:span><text:span text:style-name="T8">)​</text:span></text:p>
      <text:p text:style-name="P3"><text:soft-page-break/></text:p>
      <text:p text:style-name="P3"/>
      <text:p text:style-name="P3"/>
      <text:p text:style-name="P15">time</text:p>
      <text:p text:style-name="P3"/>
      <text:p text:style-name="P3"><text:span text:style-name="T8"><text:tab/>Η βιβλιοθήκη time της Python παρέχει ένα σύνολο συναρτήσεων για την εργασία με τον χρόνο. </text:span><text:span text:style-name="T9">Ο χρόνος μετριέται στα περισσότερα συστήματα από την "</text:span><text:span text:style-name="T10">εποχή", δηλαδή από τ</text:span><text:span text:style-name="T11">ην</text:span><text:span text:style-name="T9"> 1 Ιανουαρίου 1970.</text:span></text:p>
      <text:p text:style-name="P3"/>
      <text:p text:style-name="P7"><text:span text:style-name="T9">Β</text:span><text:span text:style-name="T6">ασικές συναρτήσεις:</text:span></text:p>
      <text:p text:style-name="P3"/>
      <text:p text:style-name="P10">time.time() Επιστρέφει τον τρέχοντα χρόνο σε δευτερόλεπτα (float) από την εποχή.​</text:p>
      <text:p text:style-name="P3"/>
      <text:p text:style-name="P3">time.ctime([secs]) <text:span text:style-name="T37">Δίνει τα δευτερόλεπτα από την εποχή </text:span></text:p>
      <text:p text:style-name="P3"/>
      <text:p text:style-name="P31"><text:span text:style-name="T49">time</text:span><text:span text:style-name="T50">.sleep(2)</text:span><text:span text:style-name="T53"> </text:span><text:span text:style-name="T12">Καθυστερεί την εκτέλεση του προγράμματος για τον καθορισμένο αριθμό δευτερολέπτων.</text:span><text:span text:style-name="T5">​</text:span></text:p>
      <text:p text:style-name="P31"/>
      <text:p text:style-name="P11">time.strftime(format[, t]) Μετατρέπει ένα αντικείμενο struct_time σε συμβολοσειρά.</text:p>
      <text:p text:style-name="P32"/>
      <text:p text:style-name="P32">time.perf_counter() Μέτρηση Απόδοσης</text:p>
      <text:p text:style-name="P32"/>
      <text:p text:style-name="P36">start = time.perf_counter()</text:p>
      <text:p text:style-name="P32"># Κώδικας προς μέτρηση</text:p>
      <text:p text:style-name="P36">end = time.perf_counter()</text:p>
      <text:p text:style-name="P36">print(f"Διάρκεια: {end - start} δευτερόλεπτα")</text:p>
      <text:p text:style-name="P36"/>
      <text:p text:style-name="P36"/>
      <text:p text:style-name="P36"/>
      <text:p text:style-name="P25">from shapely.geometry import Point</text:p>
      <text:p text:style-name="P31"/>
      <text:p text:style-name="P31"><text:span text:style-name="T25"><text:tab/>Η κλάση Point από το πακέτο shapely.geometry της Python χρησιμοποιείται για την αναπαράσταση σημείων στον καρτεσιανό χώρο. Αποτελεί μέρος της βιβλιοθήκης Shapely.</text:span><text:span text:style-name="T28"> </text:span><text:span text:style-name="T29">Η κλάση <text:s/>Point χρησιμοποιείται για ανάλυση γεωχωρικών δεδομένων, έλεγχος αν ένα σημείο βρίσκεται εντός ενός πολυγώνου, <text:s/></text:span><text:span text:style-name="T30">υ</text:span><text:span text:style-name="T29">πολογισμός αποστάσεων μεταξύ σημείων,​ </text:span><text:span text:style-name="T31">δ</text:span><text:span text:style-name="T29">ημιουργία γεωμετρικών σχημάτων για απεικόνιση ή περαιτέρω ανάλυση.​</text:span></text:p>
      <text:p text:style-name="P31"/>
      <text:p text:style-name="P12"># Μεμονωμένες συντεταγμένες</text:p>
      <text:p text:style-name="P12">p1 = Point(1.0, 2.0)</text:p>
      <text:p text:style-name="P31"/>
      <text:p text:style-name="P12"># Λίστα συντεταγμένων.</text:p>
      <text:p text:style-name="P12">p2 = Point([3.0, 4.0])</text:p>
      <text:p text:style-name="P31"/>
      <text:p text:style-name="P12"># Η κλάση υποστηρίζει επίσης τρισδιάστατα σημεία. </text:p>
      <text:p text:style-name="P12">p3 = Point(5.0, 6.0, 7.0).</text:p>
      <text:p text:style-name="P33"><text:soft-page-break/></text:p>
      <text:p text:style-name="P37"><text:span text:style-name="T36">Β</text:span><text:span text:style-name="T26">ασικές συναρτήσεις</text:span></text:p>
      <text:p text:style-name="P31"/>
      <text:p text:style-name="P34"><text:span text:style-name="T28">Α</text:span><text:span text:style-name="T27">νάλυση σε συνιστώσες:</text:span></text:p>
      <text:p text:style-name="P31"><text:span text:style-name="T28">print(p1.x) print(p1.</text:span><text:span text:style-name="T32">y</text:span><text:span text:style-name="T28">) print(p1.</text:span><text:span text:style-name="T32">z</text:span><text:span text:style-name="T28">)</text:span></text:p>
      <text:p text:style-name="P31"/>
      <text:p text:style-name="P35"><text:span text:style-name="T28">E</text:span><text:span text:style-name="T27">λέγχει αν υπάρχει μια συντεταγμένη ζ:</text:span></text:p>
      <text:p text:style-name="P13">print(p3.has_z) <text:s/># Εμφανίζει: True</text:p>
      <text:p text:style-name="P31"/>
      <text:p text:style-name="P12">is_empty: Επιστρέφει True αν το σημείο είναι κενό:</text:p>
      <text:p text:style-name="P12">empty_point = Point()</text:p>
      <text:p text:style-name="P12">print(empty_point.is_empty).</text:p>
      <text:p text:style-name="P31"/>
      <text:p text:style-name="P31"><text:span text:style-name="T28">distance(</text:span><text:span text:style-name="T33">)</text:span><text:span text:style-name="T28">: </text:span><text:span text:style-name="T34">Υπολογίζει την απόσταση μεταξύ δύο σημείων.</text:span></text:p>
      <text:p text:style-name="P14">print(p1.distance(p2)) <text:s/># Εμφανίζει την απόσταση μεταξύ p1 και p2</text:p>
      <text:p text:style-name="P31"/>
      <text:p text:style-name="P31"><text:span text:style-name="T34">buffer</text:span><text:span text:style-name="T35">(</text:span><text:span text:style-name="T34">): Δημιουργεί ένα πολύγωνο γύρω από το σημείο σε καθορισμένη απόσταση.​</text:span></text:p>
      <text:p text:style-name="P14">circle = p1.buffer(1.0)</text:p>
      <text:p text:style-name="P14">print(circle.area) <text:s/># Εμφανίζει το εμβαδόν του κύκλου</text:p>
      <text:p text:style-name="P31"/>
      <text:p text:style-name="P31"/>
      <text:p text:style-name="P31"/>
      <text:p text:style-name="P26">import pandas as pd</text:p>
      <text:p text:style-name="P16"/>
      <text:p text:style-name="P16">Η pandas είναι μια ισχυρή βιβλιοθήκη της Python για την ανάλυση και επεξεργασία δεδομένων. Παρέχει δύο βασικές δομές δεδομένων:​</text:p>
      <text:p text:style-name="P16"/>
      <text:p text:style-name="P16">Series: Μονοδιάστατος πίνακας με ετικέτες (labels)</text:p>
      <text:p text:style-name="P16">DataFrame: Δισδιάστατος πίνακας (παρόμοιος με πίνακα Excel ή πίνακα βάσης δεδομένων) με γραμμές και στήλες.</text:p>
      <text:p text:style-name="P16"/>
      <text:p text:style-name="P16"><text:span text:style-name="T41">Η </text:span>pandas είναι ιδιαίτερα χρήσιμη για εργασίες όπως​ <text:span text:style-name="T41">α</text:span>νάγνωση και εγγραφή δεδομένων από/σε αρχεία CSV, Excel, SQL κ.λπ,​ <text:span text:style-name="T41">κ</text:span>αθαρισμός και προεπεξεργασία δεδομένων, <text:span text:style-name="T42">α</text:span>νάλυση και οπτικοποίηση δεδομένων​, <text:span text:style-name="T43">ε</text:span>ργασία με χρονοσειρές και κατηγοριοποιημένα δεδομένα.</text:p>
      <text:p text:style-name="P16"/>
      <text:p text:style-name="P23"><text:span text:style-name="T1">Βασικές συναρτήσεις:</text:span>​​</text:p>
      <text:p text:style-name="P23"/>
      <text:p text:style-name="P16">import pandas as pd</text:p>
      <text:p text:style-name="P16"/>
      <text:p text:style-name="P16">data = {</text:p>
      <text:p text:style-name="P16"><text:s text:c="4"/>'Όνομα': ['Αλέξανδρος', 'Μαρία', 'Γιάννης'],</text:p>
      <text:p text:style-name="P16"><text:s text:c="4"/>'Ηλικία': [28, 34, 45]</text:p>
      <text:p text:style-name="P16">}</text:p>
      <text:p text:style-name="P16">df = pd.DataFrame(data)</text:p>
      <text:p text:style-name="P16">print(df)</text:p>
      <text:p text:style-name="P18"><text:soft-page-break/>Θα εμφανιστεί ως output:</text:p>
      <text:p text:style-name="P18"><text:s text:c="7"/>Όνομα <text:s/>Ηλικία</text:p>
      <text:p text:style-name="P18">0 <text:s/>Αλέξανδρος <text:s text:c="5"/>28</text:p>
      <text:p text:style-name="P18">1 <text:s text:c="6"/>Μαρία <text:s text:c="5"/>34</text:p>
      <text:p text:style-name="P18">2 <text:s text:c="4"/>Γιάννης <text:s text:c="5"/>45</text:p>
      <text:p text:style-name="P18"/>
      <text:p text:style-name="P18"/>
      <text:p text:style-name="P18"/>
      <text:p text:style-name="P28">import geopandas as gpd</text:p>
      <text:p text:style-name="P18"/>
      <text:p text:style-name="P18"><text:tab/>Η GeoPandas είναι μια επέκταση της βιβλιοθήκης pandas που προσθέτει υποστήριξη για γεωχωρικά δεδομένα. Συνδυάζει τη λειτουργικότητα της pandas με τη δυνατότητα χειρισμού γεωμετρικών αντικειμένων, όπως σημεία, γραμμές και πολύγωνα.​ Οι κύριες δυνατότητες της GeoPandas περιλαμβάνουν <text:span text:style-name="T44">την α</text:span>νάγνωση και εγγραφή γεωχωρικών αρχείων, <text:span text:style-name="T44">την υ</text:span>ποστήριξη γεωμετρικών πράξεων, όπως ένωση, τομή και υπολογισμός αποστάσεων <text:span text:style-name="T45">και την οπτικοποίηση γεωχωρικών δεδομένων με ενσωματωμένες μεθόδους πλοκής.​</text:span></text:p>
      <text:p text:style-name="P18"/>
      <text:p text:style-name="P29">Βασικές συναρτήσεις:</text:p>
      <text:p text:style-name="P18"/>
      <text:p text:style-name="P19">import geopandas as gpd</text:p>
      <text:p text:style-name="P19">gdf = gpd.read_file("path/to/your/shapefile.shp")</text:p>
      <text:p text:style-name="P19">print(gdf.head()) # Εμφάνιση των πρώτων γραμμών.</text:p>
      <text:p text:style-name="P17"/>
      <text:p text:style-name="P17"/>
      <text:p text:style-name="P17"/>
      <text:p text:style-name="P27">from geopy.geocoders import Nominatim <text:s/></text:p>
      <text:p text:style-name="P30"/>
      <text:p text:style-name="P17">Η εντολή from geopy.geocoders import Nominatim εισάγει την κλάση Nominatim από τη βιβλιοθήκη GeoPy. <text:span text:style-name="T51">Η Nominatim χρησιμοποιείται για γεωκωδικοποίηση (μετατροπή διευθύνσεων σε συντεταγμένες) και αντίστροφη γεωκωδικοποίηση (μετατροπή συντεταγμένων σε διευθύνσεις).​</text:span></text:p>
      <text:p text:style-name="P17"/>
      <text:p text:style-name="P17">Το Nominatim είναι μια υπηρεσία που επιτρέπει την αναζήτηση τοποθεσιών και διευθύνσεων χρησιμοποιώντας δεδομένα από το OpenStreetMap. Μέσω της GeoPy, <text:span text:style-name="T46">επικοινωνούμε</text:span> με το Nominatim για να μετατρέψ<text:span text:style-name="T47">ουμε</text:span> διευθύνσεις σε γεωγραφικές συντεταγμένες και αντίστροφα.</text:p>
      <text:p text:style-name="P17"/>
      <text:p text:style-name="P24"><text:s/>Βασική Χρήση:</text:p>
      <text:p text:style-name="P17"/>
      <text:p text:style-name="P20">Ορισμός παραμέτρου user_agent:</text:p>
      <text:p text:style-name="P20">from geopy.geocoders import Nominatim</text:p>
      <text:p text:style-name="P20">geolocator = Nominatim(user_agent="my_unique_app")</text:p>
      <text:p text:style-name="P20"/>
      <text:p text:style-name="P21">Μετατροπή διεύθυνσης σε συντεταγμένες.</text:p>
      <text:p text:style-name="P21">location = geolocator.geocode("Σύνταγμα, Αθήνα, Ελλάδα")</text:p>
      <text:p text:style-name="P21">print(location.address)</text:p>
      <text:p text:style-name="P21">print((location.latitude, location.longitude))</text:p>
      <text:p text:style-name="P22"><text:soft-page-break/>Μετατροπή διεύθυνσης σε συντεταγμένες.</text:p>
      <text:p text:style-name="P22">location = geolocator.reverse("37.9755, 23.7348")</text:p>
      <text:p text:style-name="P22">print(location.address)</text:p>
      <text:p text:style-name="P22"/>
      <text:p text:style-name="P22">timeout: Καθορίζει τον χρόνο αναμονής για την απόκριση της υπηρεσίας </text:p>
      <text:p text:style-name="P22">language: Καθορίζει τη γλώσσα των αποτελεσμάτων.​</text:p>
      <text:p text:style-name="P22">geolocator.geocode("Athens", language="el", timeou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7:49:36.375312231</meta:creation-date>
    <dc:date>2025-04-23T20:29:13.569242053</dc:date>
    <meta:editing-duration>PT1H12M25S</meta:editing-duration>
    <meta:editing-cycles>19</meta:editing-cycles>
    <meta:generator>LibreOffice/7.4.7.2$Linux_X86_64 LibreOffice_project/40$Build-2</meta:generator>
    <meta:document-statistic meta:table-count="0" meta:image-count="0" meta:object-count="0" meta:page-count="6" meta:paragraph-count="113" meta:word-count="836" meta:character-count="7110" meta:non-whitespace-character-count="5721"/>
  </office:meta>
</office:document-meta>
</file>